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Default"/>
          <table:table-cell table:style-name="ce2" table:number-columns-repeated="3"/>
          <table:table-cell table:style-name="ce3" office:value-type="string" table:number-columns-spanned="3" table:number-rows-spanned="1">
            <text:p>Source</text:p>
          </table:table-cell>
          <table:covered-table-cell table:style-name="ce2"/>
          <table:covered-table-cell table:style-name="ce2"/>
          <table:table-cell table:style-name="ce2" table:number-columns-repeated="3"/>
        </table:table-row>
        <table:table-row table:style-name="ro1">
          <table:table-cell table:style-name="Default"/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CoNLL2006</text:p>
          </table:table-cell>
          <table:table-cell table:style-name="ce2" office:value-type="string">
            <text:p>CoNLL2007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License</text:p>
          </table:table-cell>
          <table:table-cell table:style-name="ce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</text:p>
          </table:table-cell>
          <table:table-cell office:value-type="string">
            <text:p>Arabic</text:p>
          </table:table-cell>
          <table:table-cell office:value-type="string">
            <text:p>Dan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n</text:p>
          </table:table-cell>
          <table:table-cell office:value-type="string">
            <text:p>Bengali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string">
            <text:p>Bulgarian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</text:p>
          </table:table-cell>
          <table:table-cell office:value-type="string">
            <text:p>Catal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s</text:p>
          </table:table-cell>
          <table:table-cell office:value-type="string">
            <text:p>Czech</text:p>
          </table:table-cell>
          <table:table-cell office:value-type="string">
            <text:p>Dan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OK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a</text:p>
          </table:table-cell>
          <table:table-cell office:value-type="string">
            <text:p>Danish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</text:p>
          </table:table-cell>
          <table:table-cell office:value-type="string">
            <text:p>German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l</text:p>
          </table:table-cell>
          <table:table-cell office:value-type="string">
            <text:p>Modern Greek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</text:p>
          </table:table-cell>
          <table:table-cell office:value-type="string">
            <text:p>English</text:p>
          </table:table-cell>
          <table:table-cell office:value-type="string">
            <text:p>Nathan?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OK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u</text:p>
          </table:table-cell>
          <table:table-cell office:value-type="string">
            <text:p>Basqu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rc</text:p>
          </table:table-cell>
          <table:table-cell office:value-type="string">
            <text:p>Ancient Greek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Dan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u</text:p>
          </table:table-cell>
          <table:table-cell office:value-type="string">
            <text:p>Hungar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it</text:p>
          </table:table-cell>
          <table:table-cell office:value-type="string">
            <text:p>Italian</text:p>
          </table:table-cell>
          <table:table-cell office:value-type="string">
            <text:p>Loganathan?</text:p>
          </table:table-cell>
          <table:table-cell/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a</text:p>
          </table:table-cell>
          <table:table-cell office:value-type="string">
            <text:p>Japanese</text:p>
          </table:table-cell>
          <table:table-cell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a</text:p>
          </table:table-cell>
          <table:table-cell office:value-type="string">
            <text:p>Latin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l</text:p>
          </table:table-cell>
          <table:table-cell office:value-type="string">
            <text:p>Dutch</text:p>
          </table:table-cell>
          <table:table-cell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t</text:p>
          </table:table-cell>
          <table:table-cell office:value-type="string">
            <text:p>Portugese</text:p>
          </table:table-cell>
          <table:table-cell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u</text:p>
          </table:table-cell>
          <table:table-cell office:value-type="string">
            <text:p>Russian</text:p>
          </table:table-cell>
          <table:table-cell table:number-columns-repeated="3"/>
          <table:table-cell table:style-name="ce4" office:value-type="string">
            <text:p>Syntagrus?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l</text:p>
          </table:table-cell>
          <table:table-cell office:value-type="string">
            <text:p>Slovene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OK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v</text:p>
          </table:table-cell>
          <table:table-cell office:value-type="string">
            <text:p>Swedish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a</text:p>
          </table:table-cell>
          <table:table-cell office:value-type="string">
            <text:p>Tamil</text:p>
          </table:table-cell>
          <table:table-cell office:value-type="string">
            <text:p>Loganathan</text:p>
          </table:table-cell>
          <table:table-cell table:number-columns-repeated="2"/>
          <table:table-cell office:value-type="string">
            <text:p>TamilTB</text:p>
          </table:table-cell>
          <table:table-cell/>
          <table:table-cell office:value-type="string">
            <text:p>OK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e</text:p>
          </table:table-cell>
          <table:table-cell office:value-type="string">
            <text:p>Telugu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r</text:p>
          </table:table-cell>
          <table:table-cell office:value-type="string">
            <text:p>Turkish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zh</text:p>
          </table:table-cell>
          <table:table-cell office:value-type="string">
            <text:p>Chinese</text:p>
          </table:table-cell>
          <table:table-cell/>
          <table:table-cell office:value-type="string">
            <text:p>YES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7">27.06.2011</text:date>, <text:time>14:4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denek Zabokrtsky</meta:initial-creator>
    <meta:creation-date>2011-06-27T11:53:16</meta:creation-date>
    <dc:date>2011-06-27T14:42:08</dc:date>
    <dc:creator>Zdenek Zabokrtsky</dc:creator>
    <meta:editing-duration>PT00H28M09S</meta:editing-duration>
    <meta:editing-cycles>4</meta:editing-cycles>
    <meta:generator>OpenOffice.org/3.2$Linux OpenOffice.org_project/320m12$Build-9483</meta:generator>
    <meta:document-statistic meta:table-count="3" meta:cell-count="123" meta:object-count="0"/>
  </office:meta>
</office:document-meta>
</file>